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[NAME], [STREET], [PLZ_WITH_LOCATION]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[LOCATION]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[JOB_TITLE]</text:h>
      <text:p text:style-name="P12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11"><text:span text:style-name="T4"><text:tab/><text:tab/></text:span><text:span text:style-name="T7">[NAME]</text:span></text:p>
      <text:p text:style-name="P3"><text:tab/><text:tab/></text:p>
      <text:p text:style-name="P2"><text:span text:style-name="Highlighted_20_with_20_gray_20_Char"><text:span text:style-name="T6">[SHORT_DESCRIPTION]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experience-section">
        <text:p text:style-name="P5"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0">[CV_UNIT_COMPANY]</text:span></text:span></text:p>
        <text:list xml:id="list1613241699" text:style-name="LS4">
          <text:list-header>
            <text:p text:style-name="P20">[CV_UNIT_CONTENT]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education-section">
        <text:p text:style-name="P6"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1">[CV_UNIT_COMPANY]</text:span></text:span></text:p>
        <text:list xml:id="list171447687617890" text:continue-numbering="true" text:style-name="LS4">
          <text:list-header>
            <text:p text:style-name="P21">[CV_UNIT_CONTENT]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skills-section">
        <text:p text:style-name="P6"><text:span text:style-name="T6"><text:tab/><text:tab/></text:span><text:span text:style-name="Color_20_Caps_20_Expanded"><text:span text:style-name="T9">[CV_UNIT_NAME]</text:span></text:span></text:p>
        <text:list xml:id="list171448108940886" text:continue-numbering="true" text:style-name="LS4">
          <text:list-header>
            <text:p text:style-name="P21">[CV_UNIT_CONTENT]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PHONE] </text:span>| <text:span text:style-name="MT1">[EMAIL]</text:span> <text:span text:style-name="MT2">| [LOCALIZED_BIRTH_DAY] | </text:span><text:span text:style-name="MT3">[PLZ_WITH_LOCATION]</text:span><text:span text:style-name="MT2"> | [NATIONALITY] | [MARITAL_STATUS]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